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BM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Ghidra:local</text:p>
          </table:table-cell>
          <table:table-cell office:value-type="string" calcext:value-type="string">
            <text:p>SRC:local</text:p>
          </table:table-cell>
          <table:table-cell office:value-type="string" calcext:value-type="string">
            <text:p>Ghidra:param</text:p>
          </table:table-cell>
          <table:table-cell office:value-type="string" calcext:value-type="string">
            <text:p>SRC:param</text:p>
          </table:table-cell>
        </table:table-row>
        <table:table-row table:style-name="ro1">
          <table:table-cell office:value-type="string" calcext:value-type="string">
            <text:p>storeVal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adVal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_initializ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M_storeVelocityFiel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BM_handleInOutFlo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BM_initializeGrid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BM_loadObstacleFil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BM_allocateGri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M_initializeSpecialCel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star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Ghidra:local</text:p>
          </table:table-cell>
          <table:table-cell office:value-type="string" calcext:value-type="string">
            <text:p>SRC:local</text:p>
          </table:table-cell>
          <table:table-cell office:value-type="string" calcext:value-type="string">
            <text:p>Ghidra:param</text:p>
          </table:table-cell>
          <table:table-cell office:value-type="string" calcext:value-type="string">
            <text:p>SRC:param</text:p>
          </table:table-cell>
        </table:table-row>
        <table:table-row table:style-name="ro1">
          <table:table-cell office:value-type="string" calcext:value-type="string">
            <text:p>_ZN6wayobj10makebound2EPi</text:p>
          </table:table-cell>
          <table:table-cell office:value-type="string" calcext:value-type="string">
            <text:p>void regwayobj::makebound2(regboundart&amp; b1arp, regboundart&amp; b2arp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_ZN6regobj6createEii</text:p>
          </table:table-cell>
          <table:table-cell office:value-type="string" calcext:value-type="string">
            <text:p>void regobj::create(i32 x0, i32 y0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ZN9regmngobj17foundemptyregionsEv</text:p>
          </table:table-cell>
          <table:table-cell office:value-type="string" calcext:value-type="string">
            <text:p>void regmngobj::foundemptyregions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ZN6wayobj9createwayEiiiiRP8point16tRi</text:p>
          </table:table-cell>
          <table:table-cell office:value-type="string" calcext:value-type="string">
            <text:p>bool wayobj::createway(const rvectort&amp; startp, const rvectort&amp; finishp, bool flcorrect, wayinfot&amp; wayinfo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ZN7way2obj12releaseboundEv</text:p>
          </table:table-cell>
          <table:table-cell office:value-type="string" calcext:value-type="string">
            <text:p>void way2obj::releasebound(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ZN9regmngobj13addallregionsEv</text:p>
          </table:table-cell>
          <table:table-cell office:value-type="string" calcext:value-type="string">
            <text:p>void regmngobj::addallregions(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ZN7way2obj4fillEii</text:p>
          </table:table-cell>
          <table:table-cell office:value-type="string" calcext:value-type="string">
            <text:p>bool way2obj::fill(i32 startx, i32 starty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ZN9regmngobj7loadmapEPKc</text:p>
          </table:table-cell>
          <table:table-cell office:value-type="string" calcext:value-type="string">
            <text:p>bool regmngobj::loadmap(const char* f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ZN9regmngobj13defineregionsEv</text:p>
          </table:table-cell>
          <table:table-cell office:value-type="string" calcext:value-type="string">
            <text:p>void regmngobj::defineregions()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6:54:49.836325579</meta:creation-date>
    <dc:date>2019-05-06T23:02:40.578748996</dc:date>
    <meta:editing-duration>PT4H17M4S</meta:editing-duration>
    <meta:editing-cycles>51</meta:editing-cycles>
    <meta:generator>LibreOffice/5.1.6.2$Linux_X86_64 LibreOffice_project/10m0$Build-2</meta:generator>
    <meta:document-statistic meta:table-count="2" meta:cell-count="112" meta:object-count="0"/>
  </office:meta>
</office:document-meta>
</file>